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e8a38" officeooo:paragraph-rsid="002e8a38"/>
    </style:style>
    <style:style style:name="P2" style:family="paragraph" style:parent-style-name="Standard">
      <style:text-properties officeooo:rsid="002e8a38" officeooo:paragraph-rsid="00289619"/>
    </style:style>
    <style:style style:name="T1" style:family="text">
      <style:text-properties officeooo:rsid="002582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P1">Bonjour</text:p>
      <text:p text:style-name="P2"><text:text-input text:description=""> {{ object.name|from_html}}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47:01.165113443</dc:date>
    <meta:editing-duration>PT18M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46" meta:non-whitespace-character-count="43"/>
  </office:meta>
</office:document-meta>
</file>